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A052E1B90748D3FA.png" manifest:media-type="image/png"/>
  <manifest:file-entry manifest:full-path="Pictures/100002010000004A000000240B22F9A876F3C7F6.png" manifest:media-type="image/png"/>
  <manifest:file-entry manifest:full-path="Pictures/100002010000004A00000024F19113C227CC3B7F.png" manifest:media-type="image/png"/>
  <manifest:file-entry manifest:full-path="Pictures/100002010000004A0000002477D8984DA8174499.png" manifest:media-type="image/png"/>
  <manifest:file-entry manifest:full-path="Pictures/100002010000004A00000024E6DB37260D5095D9.png" manifest:media-type="image/png"/>
  <manifest:file-entry manifest:full-path="Pictures/100002010000004A0000002402B6596EB4CD6E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Standard">
      <style:text-properties officeooo:paragraph-rsid="00261038"/>
    </style:style>
    <style:style style:name="P95" style:family="paragraph" style:parent-style-name="Standard">
      <style:text-properties officeooo:paragraph-rsid="0026f9f6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6f9f6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f9f6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26f9f6" officeooo:paragraph-rsid="0026f9f6" style:font-size-asian="11pt" style:font-size-complex="11pt"/>
    </style:style>
    <style:style style:name="P108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9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111" style:family="paragraph" style:parent-style-name="Table_20_Contents">
      <style:text-properties style:font-name="FreeSerif" fo:font-size="11pt" fo:font-weight="normal" officeooo:paragraph-rsid="00261038" style:font-size-asian="11pt" style:font-weight-asian="normal" style:font-size-complex="11pt" style:font-weight-complex="normal"/>
    </style:style>
    <style:style style:name="P112" style:family="paragraph" style:parent-style-name="Table_20_Contents">
      <style:text-properties style:font-name="FreeSerif" fo:font-size="11pt" style:font-size-asian="11pt" style:font-size-complex="11pt"/>
    </style:style>
    <style:style style:name="P113" style:family="paragraph" style:parent-style-name="Table_20_Contents">
      <style:text-properties style:font-name="FreeSerif" fo:font-size="11pt" officeooo:paragraph-rsid="0026f9f6" style:font-size-asian="11pt" style:font-size-complex="11pt"/>
    </style:style>
    <style:style style:name="P114" style:family="paragraph" style:parent-style-name="Table_20_Contents">
      <style:text-properties officeooo:paragraph-rsid="00261038"/>
    </style:style>
    <style:style style:name="P115" style:family="paragraph" style:parent-style-name="Table_20_Contents">
      <style:text-properties officeooo:paragraph-rsid="0026f9f6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6f9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 <text:span text:style-name="T8">(КАБ. 26)</text:span>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1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5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4"><draw:image xlink:href="Pictures/100002010000004A00000024F19113C227CC3B7F.png" xlink:type="simple" xlink:show="embed" xlink:actuate="onLoad" loext:mime-type="image/png"/></draw:frame>№<draw:frame draw:style-name="fr2" draw:name="Изображение23" text:anchor-type="char" svg:x="16.249cm" svg:y="14.873cm" svg:width="1.953cm" svg:height="0.947cm" draw:z-index="21"><draw:image xlink:href="Pictures/100002010000004A0000002402B6596EB4CD6EE9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7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6">Алексєєв Ігор</text:p>
          </table:table-cell>
          <table:table-cell table:style-name="Таблица1.C2" office:value-type="string">
            <text:p text:style-name="P27">1<text:span text:style-name="T7">0</text:span>-<text:span text:style-name="T10">В</text:span></text:p>
          </table:table-cell>
          <table:table-cell table:style-name="Таблица1.D2" office:value-type="string">
            <text:p text:style-name="P104"><text:span text:style-name="T7">07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390523714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6">Борщевський Владислав</text:p>
          </table:table-cell>
          <table:table-cell table:style-name="Таблица1.C3" office:value-type="string">
            <text:p text:style-name="P106">1<text:span text:style-name="T7">0</text:span>-<text:span text:style-name="T10">В</text:span></text:p>
          </table:table-cell>
          <table:table-cell table:style-name="Таблица1.D3" office:value-type="string">
            <text:p text:style-name="P105"><text:span text:style-name="T7">07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3157608659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8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6">Гавриш Владислав</text:p>
          </table:table-cell>
          <table:table-cell table:style-name="Таблица1.C4" office:value-type="string">
            <text:p text:style-name="P106">1<text:span text:style-name="T7">0</text:span>-<text:span text:style-name="T10">В</text:span></text:p>
          </table:table-cell>
          <table:table-cell table:style-name="Таблица1.D4" office:value-type="string">
            <text:p text:style-name="P105"><text:span text:style-name="T7">07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370683942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6">Гора Дмитро</text:p>
          </table:table-cell>
          <table:table-cell table:style-name="Таблица1.C5" office:value-type="string">
            <text:p text:style-name="P106">1<text:span text:style-name="T7">0</text:span>-<text:span text:style-name="T10">В</text:span></text:p>
          </table:table-cell>
          <table:table-cell table:style-name="Таблица1.D5" office:value-type="string">
            <text:p text:style-name="P105"><text:span text:style-name="T7">07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6761396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6">Доманова Інна</text:p>
          </table:table-cell>
          <table:table-cell table:style-name="Таблица1.C6" office:value-type="string">
            <text:p text:style-name="P106">1<text:span text:style-name="T7">0</text:span>-<text:span text:style-name="T10">В</text:span></text:p>
          </table:table-cell>
          <table:table-cell table:style-name="Таблица1.D6" office:value-type="string">
            <text:p text:style-name="P105"><text:span text:style-name="T7">07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09661495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6">Дружко Яна</text:p>
          </table:table-cell>
          <table:table-cell table:style-name="Таблица1.C7" office:value-type="string">
            <text:p text:style-name="P106">1<text:span text:style-name="T7">0</text:span>-<text:span text:style-name="T10">В</text:span></text:p>
          </table:table-cell>
          <table:table-cell table:style-name="Таблица1.D7" office:value-type="string">
            <text:p text:style-name="P105"><text:span text:style-name="T7">07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509022436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6">Карпенко Ангеліна</text:p>
          </table:table-cell>
          <table:table-cell table:style-name="Таблица1.C8" office:value-type="string">
            <text:p text:style-name="P106">1<text:span text:style-name="T7">0</text:span>-<text:span text:style-name="T10">В</text:span></text:p>
          </table:table-cell>
          <table:table-cell table:style-name="Таблица1.D8" office:value-type="string">
            <text:p text:style-name="P105"><text:span text:style-name="T7">07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49871633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6">Конопчук Катерина</text:p>
          </table:table-cell>
          <table:table-cell table:style-name="Таблица1.C9" office:value-type="string">
            <text:p text:style-name="P106">1<text:span text:style-name="T7">0</text:span>-<text:span text:style-name="T10">В</text:span></text:p>
          </table:table-cell>
          <table:table-cell table:style-name="Таблица1.D9" office:value-type="string">
            <text:p text:style-name="P105"><text:span text:style-name="T7">07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19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30666933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6">Коцеруба Наталія</text:p>
          </table:table-cell>
          <table:table-cell table:style-name="Таблица1.C10" office:value-type="string">
            <text:p text:style-name="P106">1<text:span text:style-name="T7">0</text:span>-<text:span text:style-name="T10">В</text:span></text:p>
          </table:table-cell>
          <table:table-cell table:style-name="Таблица1.D10" office:value-type="string">
            <text:p text:style-name="P105"><text:span text:style-name="T7">07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2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276987924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8"><draw:image xlink:href="Pictures/100002010000004A00000024A052E1B90748D3FA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6">Кузьменко Микита</text:p>
          </table:table-cell>
          <table:table-cell table:style-name="Таблица1.C11" office:value-type="string">
            <text:p text:style-name="P106">1<text:span text:style-name="T7">0</text:span>-<text:span text:style-name="T10">В</text:span></text:p>
          </table:table-cell>
          <table:table-cell table:style-name="Таблица1.D11" office:value-type="string">
            <text:p text:style-name="P105"><text:span text:style-name="T7">07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432829935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6">Лисицин Владислав</text:p>
          </table:table-cell>
          <table:table-cell table:style-name="Таблица1.C12" office:value-type="string">
            <text:p text:style-name="P106">1<text:span text:style-name="T7">0</text:span>-<text:span text:style-name="T10">В</text:span></text:p>
          </table:table-cell>
          <table:table-cell table:style-name="Таблица1.D12" office:value-type="string">
            <text:p text:style-name="P105"><text:span text:style-name="T7">07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12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27179597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6">Непочатих Євгенія</text:p>
          </table:table-cell>
          <table:table-cell table:style-name="Таблица1.C13" office:value-type="string">
            <text:p text:style-name="P106">1<text:span text:style-name="T7">0</text:span>-<text:span text:style-name="T10">В</text:span></text:p>
          </table:table-cell>
          <table:table-cell table:style-name="Таблица1.D13" office:value-type="string">
            <text:p text:style-name="P105"><text:span text:style-name="T7">07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47687657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6">Отвєрченко Антон</text:p>
          </table:table-cell>
          <table:table-cell table:style-name="Таблица1.C14" office:value-type="string">
            <text:p text:style-name="P106">1<text:span text:style-name="T7">0</text:span>-<text:span text:style-name="T10">В</text:span></text:p>
          </table:table-cell>
          <table:table-cell table:style-name="Таблица1.D14" office:value-type="string">
            <text:p text:style-name="P105"><text:span text:style-name="T7">07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0518964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6">Погосян Олександр</text:p>
          </table:table-cell>
          <table:table-cell table:style-name="Таблица1.C15" office:value-type="string">
            <text:p text:style-name="P106">1<text:span text:style-name="T7">0</text:span>-<text:span text:style-name="T10">В</text:span></text:p>
          </table:table-cell>
          <table:table-cell table:style-name="Таблица1.D15" office:value-type="string">
            <text:p text:style-name="P105"><text:span text:style-name="T7">07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18546704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6">Рудковський Олексій</text:p>
          </table:table-cell>
          <table:table-cell table:style-name="Таблица1.C16" office:value-type="string">
            <text:p text:style-name="P106">1<text:span text:style-name="T7">0</text:span>-<text:span text:style-name="T10">В</text:span></text:p>
          </table:table-cell>
          <table:table-cell table:style-name="Таблица1.D16" office:value-type="string">
            <text:p text:style-name="P105"><text:span text:style-name="T7">07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467397315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6">Ружнікова Анжеліка</text:p>
          </table:table-cell>
          <table:table-cell table:style-name="Таблица1.C17" office:value-type="string">
            <text:p text:style-name="P106">1<text:span text:style-name="T7">0</text:span>-<text:span text:style-name="T10">В</text:span></text:p>
          </table:table-cell>
          <table:table-cell table:style-name="Таблица1.D17" office:value-type="string">
            <text:p text:style-name="P105"><text:span text:style-name="T7">07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41699923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6">Супрун Вікторія</text:p>
          </table:table-cell>
          <table:table-cell table:style-name="Таблица1.C18" office:value-type="string">
            <text:p text:style-name="P106">1<text:span text:style-name="T7">0</text:span>-<text:span text:style-name="T10">В</text:span></text:p>
          </table:table-cell>
          <table:table-cell table:style-name="Таблица1.D18" office:value-type="string">
            <text:p text:style-name="P105"><text:span text:style-name="T7">07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308612592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6">Трунова Дар'я</text:p>
          </table:table-cell>
          <table:table-cell table:style-name="Таблица1.C19" office:value-type="string">
            <text:p text:style-name="P106">1<text:span text:style-name="T7">0</text:span>-<text:span text:style-name="T10">В</text:span></text:p>
          </table:table-cell>
          <table:table-cell table:style-name="Таблица1.D19" office:value-type="string">
            <text:p text:style-name="P105"><text:span text:style-name="T7">07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0513623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6">Турковський Костянтин</text:p>
          </table:table-cell>
          <table:table-cell table:style-name="Таблица1.C20" office:value-type="string">
            <text:p text:style-name="P106">1<text:span text:style-name="T7">0</text:span>-<text:span text:style-name="T10">В</text:span></text:p>
          </table:table-cell>
          <table:table-cell table:style-name="Таблица1.D20" office:value-type="string">
            <text:p text:style-name="P105"><text:span text:style-name="T7">07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6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1002734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6">Фомін Микити</text:p>
          </table:table-cell>
          <table:table-cell table:style-name="Таблица1.C21" office:value-type="string">
            <text:p text:style-name="P106">1<text:span text:style-name="T7">0</text:span>-<text:span text:style-name="T10">В</text:span></text:p>
          </table:table-cell>
          <table:table-cell table:style-name="Таблица1.D21" office:value-type="string">
            <text:p text:style-name="P105"><text:span text:style-name="T7">07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2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41336085746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6">Холодних Анастасія</text:p>
          </table:table-cell>
          <table:table-cell table:style-name="Таблица1.C22" office:value-type="string">
            <text:p text:style-name="P106">1<text:span text:style-name="T7">0</text:span>-<text:span text:style-name="T10">В</text:span></text:p>
          </table:table-cell>
          <table:table-cell table:style-name="Таблица1.D22" office:value-type="string">
            <text:p text:style-name="P105"><text:span text:style-name="T7">07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4746271533" text:continue-numbering="true" text:style-name="L1">
              <text:list-item>
                <text:p text:style-name="P96"><draw:frame draw:style-name="fr1" draw:name="Изображение22" text:anchor-type="paragraph" svg:x="16.249cm" svg:y="0.563cm" svg:width="1.953cm" svg:height="0.947cm" draw:z-index="22"><draw:image xlink:href="Pictures/100002010000004A0000002402B6596EB4CD6EE9.png" xlink:type="simple" xlink:show="embed" xlink:actuate="onLoad" loext:mime-type="image/png"/></draw:frame></text:p>
              </text:list-item>
            </text:list>
          </table:table-cell>
          <table:table-cell table:style-name="Таблица1.B23" office:value-type="string">
            <text:p text:style-name="P26">Чередниченко Сергій</text:p>
          </table:table-cell>
          <table:table-cell table:style-name="Таблица1.C23" office:value-type="string">
            <text:p text:style-name="P106">1<text:span text:style-name="T7">0</text:span>-<text:span text:style-name="T10">В</text:span></text:p>
          </table:table-cell>
          <table:table-cell table:style-name="Таблица1.D23" office:value-type="string">
            <text:p text:style-name="P105"><text:span text:style-name="T7">07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39703371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4" office:value-type="string">
            <text:p text:style-name="P26">Щурова Юлія</text:p>
          </table:table-cell>
          <table:table-cell table:style-name="Таблица1.C24" office:value-type="string">
            <text:p text:style-name="P106">1<text:span text:style-name="T7">0</text:span>-<text:span text:style-name="T10">В</text:span></text:p>
          </table:table-cell>
          <table:table-cell table:style-name="Таблица1.D24" office:value-type="string">
            <text:p text:style-name="P105"><text:span text:style-name="T7">07.09</text:span>.2016</text:p>
          </table:table-cell>
          <table:table-cell table:style-name="Таблица1.E24" office:value-type="string">
            <text:p text:style-name="P106">первинний</text:p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413756009145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414794870175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413328698548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413414339895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415030094976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109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4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141365759448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75353418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98778105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57291875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511193560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69379753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79663146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0982711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81663879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82941944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59015003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68605717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506600378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31453562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77018567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4791085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63049173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12549715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520454239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37980807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79316103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10974588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3442825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00841082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524276735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351394675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18643430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6935371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415055652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41513433967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2885441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6793651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8629707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0557068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0274128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4683677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0465165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7078722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4325993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2925264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7984748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6067992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0306439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1475422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5481740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6667355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328744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1953063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5184983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5775689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3340180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34818293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4142047553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49304892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40757568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31805702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48066406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37276494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34559344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42614216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46138491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40581616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4145496731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14146368195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52437554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7498465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51249532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52413430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3110978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6646230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2652381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7892096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2375095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6168866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3970507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4916696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21277649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7795940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5811381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9971423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4589225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4070820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6989236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9017138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6812841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8069073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4261070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6465686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4004422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8555958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9148747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9869875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8370052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0280738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34920458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42357801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4133993776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1414719595909" text:continue-list="list81413399377635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1816993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5357605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7146932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1699670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7228429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1690898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37709796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2694562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904464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3795884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52443907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6505606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1751775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35328677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38428077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1012248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38173693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39355314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4028483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9830329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6959487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47823129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4136505996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4141168313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4137028111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4150577010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4152626077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4144500928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4135001174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1413877512794" text:continue-list="list81413500117450" text:style-name="L2">
              <text:list-item text:start-value="1">
                <text:p text:style-name="P108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43888021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79750658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76509430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34484716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83206771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528953914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50922485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16036374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33582773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68508939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500492246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46021691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45803410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91693038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06755409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41853565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49184139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54087173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77316136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5717280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11325567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385697144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41425726196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500639624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481429319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365366684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412034889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544176799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501991052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434573264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41415683961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1414709829644" text:continue-list="list81414156839618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34142308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3131425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4587122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4289756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9381758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5117086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34671113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6380836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1957407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215693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3535316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6903768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2224720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0969355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1050971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1768689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2712169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9330647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8662981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51398772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9043132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6689264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4149936145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4138808204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414603261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4152102754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4149613854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4145241423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4147928493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1415389275993" text:continue-list="list81414792849331" text:style-name="L2">
              <text:list-item text:start-value="1">
                <text:p text:style-name="P108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548388055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13399063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395200325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141470012432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53307399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59534812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519829430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97741910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50634957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556608930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64324819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359468228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550936789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90071824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64601116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96352384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18755761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36820021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60043790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05681696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87549020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26817456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41481927743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41477523123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41554308341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41477408693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41390666241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41424838831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41487221036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41393537531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1415396170785" text:continue-list="list81413935375314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37645776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35722252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4087786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56539498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2100367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250549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35433085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14155761975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628105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53480265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8834878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53874409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3313152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5731407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37775848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0108090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3671283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7482478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39707779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36638027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5016832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248179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54063611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4148650054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4141148175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4137503005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4140922919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4156466817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1414602517559" text:continue-list="list81415646681769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38110834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8111938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132188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9856149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080043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3026587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4332875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5063383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6616396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0161073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2708499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7052662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38358658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0832078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8961369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3372780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6671866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39801580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3301177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7927453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0874916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51943506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4148735390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14153529764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1414142888623" text:continue-list="list81415352976460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8606669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4983422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53157817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7340253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5898202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8674969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6916885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53693690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3164120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7165696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53859764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8350661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8669230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2331932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53230109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2873892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56651934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53471532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5273495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3821006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6681408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39241233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43785547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4150965639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1414381556700" text:continue-list="list81415096563924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6826178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1208730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9856892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51875488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5354681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2877377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38318693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54332031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38582326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2939463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14142193975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8011757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1735887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0644452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9319319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5569060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2619298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4698372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709060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4760359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44293427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39148255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4139046183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4144291686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4154992710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4144267641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4158475270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4157022124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4157362547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1414840000461" text:continue-list="list81415736254733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8927926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0014947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7092372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3863249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1032968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4898624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4188382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3628204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8271494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0514711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7781224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6279684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39754445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3896986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6308530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293758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3086256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2303860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1543076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9403245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5722370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40870703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4158945324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47963946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4870688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42464745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51107369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45072561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50394157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41239703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4157465664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1415729191044" text:continue-list="list81415746566413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1284394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8546857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38627808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6814109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8695563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8324520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0058615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5244766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9421487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8770506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39876352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39484427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3709903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15122108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5263577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8603617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4589510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39458508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5298589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1482956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9794242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0860892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2056947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8968713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4423574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1569995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9326978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4298712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6668769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42717840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4151830369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1413951151094" text:continue-list="list81415183036914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8643755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5234671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306049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9750424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9781501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7389819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1502851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8389756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352511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3532642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790824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7189206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2518597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9177344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39633071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5753002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7119305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2310445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0388890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0286418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3496511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57175656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4143160456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4156590373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414440905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4146992009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4157820793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4160249532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1415519797485" text:continue-list="list81416024953226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9800647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8588283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7739411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9876647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8447473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1961386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9067384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9986433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02371268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4780496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43911124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0651740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4734631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5476996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0789569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2805256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2963468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4972812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0392619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26433007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7052737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2616980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3625931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7155564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9021912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60521734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49310886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4152399633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1415446486018" text:continue-list="list81415239963358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2833086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4097575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9303626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953962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0324329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2256761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4666207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3622606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3321708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7172229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2645472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6160034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1731951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6885649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5304608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4806174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4173311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9245626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8663558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4152347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6512963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56727793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4142234172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52758950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42811151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5860878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60312753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40966902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44525689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45177330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4436076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56713304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4146293154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1414236058904" text:continue-list="list81414629315464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3740999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5906779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57993333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6394422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6519567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60694020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7188299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5182165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16363226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7505976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66808425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84848262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64595445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28106095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7391501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1022265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8753982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83931299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8420912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1815065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96271351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10303200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7822816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54613768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88584959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60725581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61869888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19598776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77204379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50340025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9527071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43899215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4156254824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14:12.770378370</dc:date>
    <meta:editing-duration>PT1H22M</meta:editing-duration>
    <meta:editing-cycles>15</meta:editing-cycles>
    <meta:generator>LibreOffice/5.4.3.2$Linux_X86_64 LibreOffice_project/40m0$Build-2</meta:generator>
    <meta:document-statistic meta:table-count="18" meta:image-count="23" meta:object-count="0" meta:page-count="19" meta:paragraph-count="2740" meta:word-count="3623" meta:character-count="24178" meta:non-whitespace-character-count="23345"/>
  </office:meta>
</office:document-meta>
</file>